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0C894814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113580b"/>
    </style:style>
    <style:style style:name="P4" style:family="paragraph" style:parent-style-name="Footer">
      <style:text-properties officeooo:rsid="002ec0d7" officeooo:paragraph-rsid="006ae128"/>
    </style:style>
    <style:style style:name="P5" style:family="paragraph" style:parent-style-name="Footer">
      <style:text-properties officeooo:paragraph-rsid="0037e73e"/>
    </style:style>
    <style:style style:name="P6" style:family="paragraph" style:parent-style-name="Footer">
      <style:text-properties officeooo:paragraph-rsid="00307e24"/>
    </style:style>
    <style:style style:name="P7" style:family="paragraph" style:parent-style-name="Amplificada">
      <style:text-properties officeooo:paragraph-rsid="00133bd0"/>
    </style:style>
    <style:style style:name="P8" style:family="paragraph" style:parent-style-name="Source_20_Code">
      <style:text-properties officeooo:rsid="0014160d" officeooo:paragraph-rsid="001571fd"/>
    </style:style>
    <style:style style:name="P9" style:family="paragraph" style:parent-style-name="Source_20_Code">
      <style:paragraph-properties style:writing-mode="lr-tb"/>
      <style:text-properties officeooo:rsid="001577ec" officeooo:paragraph-rsid="001571fd"/>
    </style:style>
    <style:style style:name="P10" style:family="paragraph" style:parent-style-name="Source_20_Code">
      <style:text-properties officeooo:rsid="001577ec" officeooo:paragraph-rsid="001571fd"/>
    </style:style>
    <style:style style:name="P11" style:family="paragraph" style:parent-style-name="Text_20_body">
      <style:text-properties officeooo:rsid="000c6e0b" officeooo:paragraph-rsid="000c6e0b"/>
    </style:style>
    <style:style style:name="P12" style:family="paragraph" style:parent-style-name="Text_20_body">
      <style:text-properties officeooo:paragraph-rsid="000c6e0b"/>
    </style:style>
    <style:style style:name="P13" style:family="paragraph" style:parent-style-name="Text_20_body">
      <style:text-properties officeooo:rsid="000d9b13" officeooo:paragraph-rsid="0011fba4"/>
    </style:style>
    <style:style style:name="P14" style:family="paragraph" style:parent-style-name="Text_20_body">
      <style:paragraph-properties fo:text-align="center" style:justify-single-word="false"/>
      <style:text-properties officeooo:rsid="000d9b13" officeooo:paragraph-rsid="0011fba4"/>
    </style:style>
    <style:style style:name="P15" style:family="paragraph" style:parent-style-name="Text_20_body">
      <style:text-properties officeooo:paragraph-rsid="000d9b13"/>
    </style:style>
    <style:style style:name="P16" style:family="paragraph" style:parent-style-name="Text_20_body">
      <style:text-properties officeooo:rsid="000f67ca" officeooo:paragraph-rsid="000f67ca"/>
    </style:style>
    <style:style style:name="P17" style:family="paragraph" style:parent-style-name="Text_20_body">
      <style:text-properties officeooo:rsid="001307bb" officeooo:paragraph-rsid="001307bb"/>
    </style:style>
    <style:style style:name="P18" style:family="paragraph" style:parent-style-name="Text_20_body">
      <style:text-properties officeooo:rsid="00221c5b" officeooo:paragraph-rsid="00133bd0"/>
    </style:style>
    <style:style style:name="P19" style:family="paragraph" style:parent-style-name="Text_20_body">
      <style:text-properties officeooo:rsid="0005450f" officeooo:paragraph-rsid="00133bd0"/>
    </style:style>
    <style:style style:name="P20" style:family="paragraph" style:parent-style-name="Text_20_body">
      <style:text-properties officeooo:paragraph-rsid="0013f748"/>
    </style:style>
    <style:style style:name="P21" style:family="paragraph" style:parent-style-name="Title">
      <style:text-properties officeooo:rsid="000fcf37" officeooo:paragraph-rsid="0011fba4"/>
    </style:style>
    <style:style style:name="P22" style:family="paragraph" style:parent-style-name="Source_20_Code_20_Header">
      <style:text-properties officeooo:rsid="00133bd0" officeooo:paragraph-rsid="00133bd0"/>
    </style:style>
    <style:style style:name="P23" style:family="paragraph" style:parent-style-name="Source_20_Code">
      <style:text-properties officeooo:paragraph-rsid="001571fd"/>
    </style:style>
    <style:style style:name="P24" style:family="paragraph" style:parent-style-name="Heading_20_3">
      <style:paragraph-properties fo:break-before="page"/>
      <style:text-properties officeooo:paragraph-rsid="001307bb"/>
    </style:style>
    <style:style style:name="P25" style:family="paragraph" style:parent-style-name="Numerada" style:list-style-name="Numbering_20_123">
      <style:paragraph-properties fo:margin-left="1cm" fo:text-indent="0cm" style:auto-text-indent="false"/>
    </style:style>
    <style:style style:name="P26" style:family="paragraph" style:parent-style-name="Numerada" style:list-style-name="Numbering_20_123">
      <style:paragraph-properties fo:margin-left="1cm" fo:text-indent="0cm" style:auto-text-indent="false"/>
      <style:text-properties officeooo:paragraph-rsid="00110cf4"/>
    </style:style>
    <style:style style:name="T1" style:family="text">
      <style:text-properties style:font-name="Fabrikat1" fo:font-size="13pt" style:font-size-asian="10.5pt"/>
    </style:style>
    <style:style style:name="T2" style:family="text">
      <style:text-properties style:font-name="Fabrikat1" fo:font-size="13pt" officeooo:rsid="00277460" style:font-size-asian="10.5pt"/>
    </style:style>
    <style:style style:name="T3" style:family="text">
      <style:text-properties style:font-name="Fabrikat1" fo:font-size="13pt" officeooo:rsid="000b2ba5" style:font-size-asian="10.5pt"/>
    </style:style>
    <style:style style:name="T4" style:family="text">
      <style:text-properties style:font-name="Fabrikat1" fo:font-size="13pt" officeooo:rsid="00176edb" style:font-size-asian="10.5pt"/>
    </style:style>
    <style:style style:name="T5" style:family="text">
      <style:text-properties style:font-name="Fabrikat1" fo:font-size="13pt" officeooo:rsid="001719a3" style:font-size-asian="10.5pt"/>
    </style:style>
    <style:style style:name="T6" style:family="text">
      <style:text-properties style:font-name="Fabrikat1" fo:font-size="13pt" officeooo:rsid="000d8456" style:font-size-asian="10.5pt"/>
    </style:style>
    <style:style style:name="T7" style:family="text">
      <style:text-properties style:font-name="Fabrikat1" fo:font-size="13pt" officeooo:rsid="00221c5b" style:font-size-asian="10.5pt"/>
    </style:style>
    <style:style style:name="T8" style:family="text">
      <style:text-properties officeooo:rsid="003b54cc"/>
    </style:style>
    <style:style style:name="T9" style:family="text">
      <style:text-properties officeooo:rsid="0012abe4"/>
    </style:style>
    <style:style style:name="T10" style:family="text">
      <style:text-properties officeooo:rsid="0037e73e"/>
    </style:style>
    <style:style style:name="T11" style:family="text">
      <style:text-properties officeooo:rsid="006ae128"/>
    </style:style>
    <style:style style:name="T12" style:family="text">
      <style:text-properties fo:color="#ffffff" loext:opacity="100%" fo:font-size="21pt" fo:background-color="#ff0000" loext:char-shading-value="0" style:font-size-asian="21pt" style:font-size-complex="21pt"/>
    </style:style>
    <style:style style:name="T13" style:family="text">
      <style:text-properties officeooo:rsid="000e709a"/>
    </style:style>
    <style:style style:name="T14" style:family="text">
      <style:text-properties style:font-name="Fabrikat"/>
    </style:style>
    <style:style style:name="T15" style:family="text">
      <style:text-properties officeooo:rsid="0010cac4"/>
    </style:style>
    <style:style style:name="T16" style:family="text">
      <style:text-properties officeooo:rsid="00110cf4"/>
    </style:style>
    <style:style style:name="T17" style:family="text">
      <style:text-properties officeooo:rsid="0011fba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25d6d"/>
    </style:style>
    <style:style style:name="T20" style:family="text">
      <style:text-properties officeooo:rsid="002685bd"/>
    </style:style>
    <style:style style:name="T21" style:family="text">
      <style:text-properties officeooo:rsid="00112239"/>
    </style:style>
    <style:style style:name="T22" style:family="text">
      <style:text-properties officeooo:rsid="0014160d"/>
    </style:style>
    <style:style style:name="T23" style:family="text">
      <style:text-properties officeooo:rsid="0013f748"/>
    </style:style>
    <style:style style:name="T24" style:family="text">
      <style:text-properties officeooo:rsid="001571fd"/>
    </style:style>
    <style:style style:name="T25" style:family="text">
      <style:text-properties officeooo:rsid="0031b65a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jercicios <text:span text:style-name="T24">bloque</text:span> <text:span text:style-name="T17">III</text:span></text:p>
      <text:p text:style-name="Subtitle">Ejercicios avanzados para el que quiera un desafío</text:p>
      <text:p text:style-name="P13">Llegar a completar estos ejercicios es un lujo, no se preocupen que el examen de ingreso</text:p>
      <text:p text:style-name="P14"><text:span text:style-name="Strong_20_Emphasis"><text:span text:style-name="T12">¡NO SERÁ DE ESTA COMPLEJIDAD!</text:span></text:span></text:p>
      <text:p text:style-name="P17">Estos son ejercicios extra <text:span text:style-name="Emphasis"><text:span text:style-name="T18">extra</text:span></text:span> que tal vez estén repetidos contra los paquetes anteriores 🤷‍♀️.</text:p>
      <text:p text:style-name="P19"><text:span text:style-name="T1">La entrega de estos ejercicios debe ser en archivos individuales </text:span><text:span text:style-name="T5">en el campus o </text:span><text:span text:style-name="T6">vía correo electrónico a </text:span><text:a xlink:type="simple" xlink:href="mailto:mrvilugron@unrn.edu.ar" text:style-name="Internet_20_link" text:visited-style-name="Visited_20_Internet_20_Link"><text:span text:style-name="T6">mrvilugron@unrn.edu.ar</text:span></text:a><text:span text:style-name="T6">. No es necesario compactar los archivos. </text:span><text:span text:style-name="T7">Si mandan por correo, no envíen de a un archivo, traten de mandar un grupo de ejercicios por vez.</text:span></text:p>
      <text:p text:style-name="P22">No olviden el encabezado</text:p>
      <text:p text:style-name="P23"><text:span text:style-name="T21"># </text:span><text:span text:style-name="T22">Martín René Vilugrón</text:span></text:p>
      <text:p text:style-name="P23"><text:span text:style-name="T22"># </text:span><text:span text:style-name="T21">mrvilugron@unrn.edu.ar</text:span></text:p>
      <text:p text:style-name="P8"># Ejercicios Python – 1</text:p>
      <text:p text:style-name="P9"># PRE: <text:span text:style-name="T25">¿Que características tiene la entrada que espera mi programa?</text:span></text:p>
      <text:p text:style-name="P10"># POST: <text:span text:style-name="T25">¿Que características tiene la salida de mi programa?</text:span></text:p>
      <text:p text:style-name="P18">Pueden preguntar lo que quieran por Discord en el canal <text:a xlink:type="simple" xlink:href="https://discord.com/channels/938765481840619571/942197325156212736" text:style-name="Internet_20_link" text:visited-style-name="Visited_20_Internet_20_Link">#python</text:a>. Creen un hilo con el número de ejercicio así es más fácil ayudarlos.</text:p>
      <text:p text:style-name="P18">Si no llegan a todos los ejercicios, ¡no hay problema! Esto no es con nota, es para que practiquen.</text:p>
      <text:p text:style-name="P7">!<text:span text:style-name="T19">La clave de la programación es la práctica, por lo que les recomiendo fuertemente que </text:span><text:span text:style-name="T20">no </text:span><text:span text:style-name="T19">busquen la solución al problema en internet. </text:span><text:span text:style-name="T20">Así como es muy recomendable implementar múltiples soluciones a cada ejercicio.</text:span></text:p>
      <text:h text:style-name="P24" text:outline-level="3">Cartas como tuplas.</text:h>
      <text:p text:style-name="Text_20_body">Proponer una representación con tuplas para las cartas de la baraja francesa.</text:p>
      <text:p text:style-name="Text_20_body">Escribir una función poker que reciba cinco cartas de la baraja francesa e informe (devuelva el valor lógico correspondiente) si esas cartas forman o no un poker (es decir que hay 4 cartas con el mismo número).</text:p>
      <text:h text:style-name="Heading_20_3" text:outline-level="3">El tiempo como tupla</text:h>
      <text:p text:style-name="Text_20_body">Proponer una representación con tuplas para representar el tiempo.</text:p>
      <text:p text:style-name="Text_20_body">Escribir una función <text:span text:style-name="Example">sumaTiempo</text:span> que reciba dos tiempos dados y devuelva su suma.</text:p>
      <text:p text:style-name="Text_20_body">Escribir una función <text:span text:style-name="Example">diaSiguienteE</text:span> que dada una fecha expresada como la terna (Día, Mes, Año) (donde Día, Mes y Año son números enteros) calcule el día siguiente al dado, en el mismo formato.</text:p>
      <text:p text:style-name="Text_20_body">Escribir una función <text:span text:style-name="Example">diaSiguienteT</text:span> que dada una fecha expresada como la terna (Día, Mes, Año) (donde Día y Año son números enteros, y Mes es el texto Ene, Feb, ..., Dic, según corresponda) calcule el día siguiente al dado, en el mismo formato.</text:p>
      <text:h text:style-name="Heading_20_3" text:outline-level="3">Palabras x5</text:h>
      <text:p text:style-name="Text_20_body">Escribir una función que reciba como parámetro una cadena de palabras separadas por espacios y devuelva, como resultado, cuántas palabras de más de cinco letras tiene la cadena dada.</text:p>
      <text:p text:style-name="P11"><text:span text:style-name="Strong_20_Emphasis">Extra</text:span>: Mejorar la función anterior en una nueva que permita indicar cuantos caracteres contar.</text:p>
      <text:h text:style-name="Heading_20_3" text:outline-level="3">Telegramas</text:h>
      <text:p text:style-name="P15">Un oficial de correos decide optimizar el trabajo de su oficina cortando todas las palabras de más de cinco letras a solo cinco letras (e indicando que una palabra fue cortada con el agregado de una arroba). Además, elimina todos los espacios en blanco de más.</text:p>
      <text:p text:style-name="Text_20_body">Por ejemplo, al texto "<text:span text:style-name="Example">Llego mañana alrededor del mediodía</text:span>" se transcribe como "<text:span text:style-name="Example">Llego mañan@ alred@ del medio@</text:span>".</text:p>
      <text:p text:style-name="P12">Por otro lado cobra un valor para las palabras cortas y otro valor para las palabras largas (que deben ser cortadas).</text:p>
      <text:p text:style-name="P12"><text:soft-page-break/>Escribir una función que reciba un texto, la longitud máxima de las palabras, el costo de cada palabra corta, el costo de cada palabra larga, y devuelva como resultado el texto del telegrama y el costo del mismo.</text:p>
      <text:p text:style-name="Text_20_body">Los puntos se reemplazan por la palabra especial "STOP", y el punto final (que puede faltar en el texto original) se indica como "STOPSTOP".</text:p>
      <text:p text:style-name="Text_20_body">Al texto:</text:p>
      <text:p text:style-name="Source_20_Code">" Llego mañana alrededor del mediodía. Voy a almorzar "</text:p>
      <text:p text:style-name="P11">Queda como</text:p>
      <text:p text:style-name="Source_20_Code">"Llego mañan@ alred@ del medio@ STOP Voy a almor@ STOPSTOP".</text:p>
      <text:p text:style-name="Text_20_body">Extender la función anterior para agregar el tratamiento de los puntos.</text:p>
      <text:h text:style-name="Heading_20_3" text:outline-level="3"><text:span text:style-name="Strong_20_Emphasis">Dominó </text:span><text:span text:style-name="Strong_20_Emphasis"><text:span text:style-name="T13">II</text:span></text:span></text:h>
      <text:list xml:id="list2610740146" text:style-name="Numbering_20_123">
        <text:list-item>
          <text:p text:style-name="P25">Escribir una función que indique si dos fichas de dominó <text:span text:style-name="Emphasis">encajan</text:span> o no. Las fichas son recibidas en dos tuplas, por ejemplo: <text:span text:style-name="Example">(3,4)</text:span> y <text:span text:style-name="Example">(5,4)</text:span>. </text:p>
        </text:list-item>
        <text:list-item>
          <text:p text:style-name="P26">Escribir una función que indique si dos fichas de dominó <text:span text:style-name="Emphasis">encajan</text:span> o no. Las fichas son recibidas en una cadena, por ejemplo: <text:span text:style-name="Example">3-4 2-5</text:span>. </text:p>
        </text:list-item>
      </text:list>
      <text:p text:style-name="Text_20_body"><text:span text:style-name="Strong_20_Emphasis">Nota:</text:span> <text:span text:style-name="T16">Pueden </text:span>utilizar la función <text:span text:style-name="Example">split</text:span> de cadenas. </text:p>
      <text:h text:style-name="Heading_20_3" text:outline-level="3"><text:span text:style-name="Strong_20_Emphasis">Campaña electoral</text:span></text:h>
      <text:list xml:id="list114800775378458" text:continue-numbering="true" text:style-name="Numbering_20_123">
        <text:list-item text:start-value="1">
          <text:p text:style-name="P25">Escribir una función que reciba una tupla con nombres, y para cada nombre imprima el mensaje <text:span text:style-name="Emphasis">Estimado , vote por mí.</text:span> </text:p>
        </text:list-item>
        <text:list-item>
          <text:p text:style-name="P25">Escribir una función que reciba una tupla con nombres, una posición de origen <text:span text:style-name="Example">p</text:span> y una cantidad <text:span text:style-name="Example">n</text:span>, e imprima el mensaje anterior para los <text:span text:style-name="Example">n</text:span> nombres que se encuentran a partir de la posición <text:span text:style-name="Example">p</text:span>. </text:p>
        </text:list-item>
        <text:list-item>
          <text:p text:style-name="P25">Modificar las funciones anteriores para que tengan en cuenta el género del destinatario, para ello, deberán recibir una tupla de tuplas, conteniendo el nombre y el género. </text:p>
        </text:list-item>
      </text:list>
      <text:h text:style-name="Heading_20_3" text:outline-level="3"><text:span text:style-name="Strong_20_Emphasis">Vectores</text:span></text:h>
      <text:list xml:id="list114802822384704" text:continue-numbering="true" text:style-name="Numbering_20_123">
        <text:list-item text:start-value="1">
          <text:p text:style-name="P25">Escribir una función que reciba dos vectores y devuelva su producto escalar. </text:p>
        </text:list-item>
        <text:list-item>
          <text:p text:style-name="P25">Escribir una función que reciba dos vectores y devuelva si son o no ortogonales. </text:p>
        </text:list-item>
        <text:list-item>
          <text:p text:style-name="P25">Escribir una función que reciba dos vectores y devuelva si son paralelos o no. </text:p>
        </text:list-item>
        <text:list-item>
          <text:p text:style-name="P25"><text:soft-page-break/>Escribir una función que reciba un vector y devuelva su norma. </text:p>
        </text:list-item>
      </text:list>
      <text:h text:style-name="Heading_20_3" text:outline-level="3">Listas con números</text:h>
      <text:p text:style-name="Text_20_body">Dada una lista de números enteros, escribir una función que:</text:p>
      <text:list xml:id="list114801616551979" text:continue-numbering="true" text:style-name="Numbering_20_123">
        <text:list-item text:start-value="1">
          <text:p text:style-name="P25">Devuelva una lista con todos los que sean primos. </text:p>
        </text:list-item>
        <text:list-item>
          <text:p text:style-name="P25">Devuelva la sumatoria y el promedio de los valores. </text:p>
        </text:list-item>
        <text:list-item>
          <text:p text:style-name="P25">Devuelva una lista con el factorial de cada uno de esos números. </text:p>
        </text:list-item>
      </text:list>
      <text:h text:style-name="Heading_20_3" text:outline-level="3">Listas con números II</text:h>
      <text:p text:style-name="Text_20_body">Dada una lista de números enteros y un entero <text:span text:style-name="Example">k</text:span>, escribir una función que:</text:p>
      <text:list xml:id="list114801984595405" text:continue-numbering="true" text:style-name="Numbering_20_123">
        <text:list-item text:start-value="1">
          <text:p text:style-name="P25">Devuelva tres listas, una con los menores, otra con los mayores y otra con los iguales a <text:span text:style-name="Example">k</text:span>. </text:p>
        </text:list-item>
        <text:list-item>
          <text:p text:style-name="P25">Devuelva una lista con aquellos que son múltiplos de <text:span text:style-name="Example">k</text:span>. </text:p>
        </text:list-item>
      </text:list>
      <text:h text:style-name="Heading_20_3" text:outline-level="3">Ensamblado</text:h>
      <text:p text:style-name="Text_20_body">Escribir una función que reciba una lista de tuplas (Apellido, Nombre, Inicial_segundo_nombre) y devuelva una lista de cadenas donde cada una contenga primero el nombre, luego la inicial con un punto, y luego el apellido.</text:p>
      <text:h text:style-name="Heading_20_3" text:outline-level="3"><text:span text:style-name="Strong_20_Emphasis">Inversión de listas</text:span></text:h>
      <text:list xml:id="list114801379862706" text:continue-numbering="true" text:style-name="Numbering_20_123">
        <text:list-item text:start-value="1">
          <text:p text:style-name="P25">Realizar una función que, dada una lista, devuelva una nueva lista cuyo contenido sea igual a la original pero invertida. Así, dada la lista <text:span text:style-name="Example">['Di', 'buen', 'día', 'a', 'papa']</text:span>, deberá devolver <text:span text:style-name="Example">['papa', 'a', 'día', 'buen', 'Di']</text:span>. </text:p>
        </text:list-item>
        <text:list-item>
          <text:p text:style-name="P25">Realizar otra función que invierta la lista, pero en lugar de devolver una nueva, modifique la lista dada para invertirla, <text:span text:style-name="Strong_20_Emphasis">sin</text:span> usar listas auxiliares. </text:p>
        </text:list-item>
      </text:list>
      <text:h text:style-name="Heading_20_3" text:outline-level="3">Empaquetadora</text:h>
      <text:p text:style-name="Text_20_body">Escribir una función <text:span text:style-name="Source_20_Text">empaquetar</text:span> para una lista, donde e<text:span text:style-name="T15">m</text:span>paquetar significa indicar la repetición de valores consecutivos mediante una tupla (valor, cantidad de repeticiones). Por ejemplo, empaquetar <text:span text:style-name="Example">([1, 1, 1, 3, 5, 1, 1, 3, 3])</text:span> debe devolver<text:line-break/><text:span text:style-name="Example">[(1, 3) , (3, 1) , (5, 1), (1, 2), (3, 2)]</text:span>.</text:p>
      <text:h text:style-name="Heading_20_3" text:outline-level="3"><text:span text:style-name="Strong_20_Emphasis">Matrices.</text:span></text:h>
      <text:list xml:id="list114801409256760" text:continue-numbering="true" text:style-name="Numbering_20_123">
        <text:list-item text:start-value="1">
          <text:p text:style-name="P25">Escribir una función que reciba dos matrices y devuelva la suma. </text:p>
        </text:list-item>
        <text:list-item>
          <text:p text:style-name="P25">Escribir una función que reciba dos matrices y devuelva el producto. </text:p>
        </text:list-item>
        <text:list-item>
          <text:p text:style-name="P25"><text:soft-page-break/>Escribir una función que opere sobre una matriz y mediante <text:span text:style-name="Emphasis">eliminación gaussiana</text:span> devuelva una matriz triangular superior. </text:p>
        </text:list-item>
        <text:list-item>
          <text:p text:style-name="P25">Escribir una función que indique si un grupo de vectores, recibidos mediante una lista, son linealmente independientes o no. </text:p>
        </text:list-item>
      </text:list>
      <text:h text:style-name="Heading_20_3" text:outline-level="3"><text:span text:style-name="Strong_20_Emphasis">Plegado de un texto.</text:span></text:h>
      <text:p text:style-name="Text_20_body">Escribir una función que reciba un texto y una longitud y devuelva una lista de cadenas de como máximo esa longitud. Las líneas deben ser cortadas correctamente en los espacios (sin cortar las palabras).</text:p>
      <text:h text:style-name="Heading_20_3" text:outline-level="3"><text:span text:style-name="Strong_20_Emphasis">Funciones que reciben funciones.</text:span></text:h>
      <text:list text:continue-numbering="true" text:style-name="Numbering_20_123">
        <text:list-item text:start-value="1">
          <text:p text:style-name="P25">Escribir una función llamada <text:span text:style-name="Example"><text:span text:style-name="T23">aplicar</text:span></text:span>, que reciba una función y una lista y devuelva la lista que resulta de aplicar la función recibida a cada uno de los elementos de la lista recibida. <text:span text:style-name="T23">(</text:span><text:span text:style-name="Example"><text:span text:style-name="T23">map</text:span></text:span><text:span text:style-name="T23"> en inglés)</text:span></text:p>
        </text:list-item>
        <text:list-item>
          <text:p text:style-name="P25">Escribir una función llamada <text:span text:style-name="Example">filt</text:span><text:span text:style-name="Example"><text:span text:style-name="T23">ra</text:span></text:span><text:span text:style-name="Example">r</text:span>, que reciba una función y una lista y devuelva una lista con los elementos de la lista recibida para los cuales la función recibida devuelve un valor verdadero. <text:span text:style-name="T23">(</text:span><text:span text:style-name="Example"><text:span text:style-name="T23">filter</text:span></text:span><text:span text:style-name="T23"> en inglés)</text:span></text:p>
        </text:list-item>
        <text:list-item>
          <text:p text:style-name="P25">¿En qué ejercicios de <text:span text:style-name="T23">las</text:span> guía<text:span text:style-name="T23">s</text:span> podría haber utilizado estas funciones? </text:p>
        </text:list-item>
      </text:list>
      <text:h text:style-name="Heading_20_3" text:outline-level="3">Sumatoria</text:h>
      <text:p text:style-name="P20">Realizar la implementación correspondiente a la función <text:span text:style-name="Example">sumatoria</text:span>.</text:p>
      <text:p text:style-name="Source_20_Code">def sumatoria(inicial, final, f):</text:p>
      <text:p text:style-name="Source_20_Code"><text:s text:c="4"/>"""Calcula la sumatoria desde i=inicial hasta final de f(i)</text:p>
      <text:p text:style-name="Source_20_Code"><text:s text:c="4"/>Pre: inicial y final son números enteros, f es una función que</text:p>
      <text:p text:style-name="Source_20_Code"><text:s text:c="9"/>recibe un entero y devuelve un número.</text:p>
      <text:p text:style-name="Source_20_Code"><text:s text:c="4"/>Post: Se devuelve el valor de la sumatoria de aplicar f a cada</text:p>
      <text:p text:style-name="Source_20_Code"><text:s text:c="10"/>número comprendido entre inicial y final.</text:p>
      <text:p text:style-name="Source_20_Code"><text:s text:c="4"/>"""</text:p>
      <text:p text:style-name="Text_20_body">En definitiva, la documentación de pre y postcondiciones dentro de la documentación de las funciones es una forma de especificar claramente el comportamiento del código de forma que quienes lo vayan a utilizar no requieran conocer cómo está implementado para poder aprovecharlo.</text:p>
      <text:p text:style-name="Text_20_body">Esto es útil incluso en los casos en los que el programador de las funciones es el mismo que el que las va a utilizar, ya que permite separar responsabilidades. Las pre y postcondiciones son, en efecto, un <text:span text:style-name="Emphasis">contrato</text:span> entre el código invocante y el invocado.</text:p>
      <text:h text:style-name="Heading_20_1" text:outline-level="1"><text:soft-page-break/>Creditos</text:h>
      <text:p text:style-name="P16">Estos fantásticos ejercicios fueron extraídos de Uniwebsidad:</text:p>
      <text:p text:style-name="P16">Copyright <text:span text:style-name="T14">©</text:span> 2011-2014 Rosita Wachenchauzer, Margarita Manterola, Maximiliano Curia, Marcos Medrano, Nicolás Paez. La copia y redistribución de esta página se permite bajo los términos de la licencia Creative Commons Atribución - Compartir Obras Derivadas Igual 3.0 siempre que se conserve esta nota de copyrigh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/>
    <style:font-face style:name="Fabrikat1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1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En_20_Palabras" style:display-name="En Palabras" style:family="paragraph" style:parent-style-name="List_20_Contents" style:list-style-name="Apalabrada"/>
    <style:style style:name="Figure" style:family="paragraph" style:parent-style-name="Caption" style:class="extra"/>
    <style:style style:name="Meme" style:family="paragraph" style:parent-style-name="Caption"/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elda" style:family="paragraph" style:parent-style-name="Preformatted_20_Text">
      <style:paragraph-properties fo:margin-top="0.499cm" fo:margin-bottom="0.499cm" style:contextual-spacing="tru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eams" style:family="text" style:parent-style-name="Example">
      <style:text-properties fo:background-color="#e0c2c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fo:background-color="transparent" draw:fill="none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113580b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T1" style:family="text">
      <style:text-properties style:font-name="Fabrikat1" fo:font-size="13pt" officeooo:rsid="00277460" style:font-size-asian="10.5pt"/>
    </style:style>
    <style:style style:name="MT2" style:family="text">
      <style:text-properties style:font-name="Fabrikat1" fo:font-size="13pt" officeooo:rsid="000b2ba5" style:font-size-asian="10.5pt"/>
    </style:style>
    <style:style style:name="MT3" style:family="text">
      <style:text-properties style:font-name="Fabrikat1" fo:font-size="13pt" officeooo:rsid="00176edb" style:font-size-asian="10.5pt"/>
    </style:style>
    <style:style style:name="MT4" style:family="text">
      <style:text-properties officeooo:rsid="003b54cc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>
      <style:text-properties officeooo:rsid="006ae128"/>
    </style:style>
    <style:style style:name="MT8" style:family="text">
      <style:text-properties style:font-name="Fabrikat1" fo:font-size="13pt" style:font-size-asian="10.5pt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5"><draw:image xlink:href="Pictures/1000000100000500000000C894814E14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2"><text:date style:data-style-name="N114" text:date-value="2025-02-06T11:48:00.666532460">2025</text:date></text:span></text:p>
      </style:header>
      <style:footer>
        <text:p text:style-name="MP3"><text:span text:style-name="MT4">r</text:span><text:editing-cycles>12</text:editing-cycles>/<text:span text:style-name="MT5"><text:date style:data-style-name="N10114" text:date-value="2025-02-06T11:48:00.667004571">2025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6</text:page-number></text:span><text:span text:style-name="Fondo_20_Gris"><text:s/>de </text:span><text:span text:style-name="Fondo_20_Gris"><text:expression text:formula="ooow:page" office:value-type="float" office:value="6" style:data-style-name="N0">6</text:expression></text:span></text:p>
      </style:footer>
    </style:master-page>
    <style:master-page style:name="Endnote" style:page-layout-name="Mpm2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94814E14.png" xlink:type="simple" xlink:show="embed" xlink:actuate="onLoad" draw:mime-type="image/png"/></draw:frame><text:tab/><text:tab/><text:span text:style-name="MT7">Módulo 5</text:span></text:p>
        <text:p text:style-name="MP5"><text:span text:style-name="MT8"><text:tab/><text:tab/></text:span><text:span text:style-name="MT3">Curso de Ingreso </text:span><text:span text:style-name="MT2"><text:date style:data-style-name="N114" text:date-value="2025-02-06T11:48:00.668623954">2025</text:date></text:span></text:p>
      </style:header>
      <style:footer>
        <text:p text:style-name="MP6"><text:span text:style-name="MT4">r</text:span><text:editing-cycles>12</text:editing-cycles>/<text:span text:style-name="MT5"><text:date style:data-style-name="N10114" text:date-value="2025-02-06T11:48:00.669077835">2025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91</text:expression></text:span></text:p>
      </style:footer>
    </style:master-page>
    <style:master-page style:name="HTML" style:page-layout-name="Mpm3" draw:style-name="Mdp1"/>
    <style:master-page style:name="Landscap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on</meta:initial-creator>
    <meta:creation-date>2023-02-06T09:19:43.543000000</meta:creation-date>
    <dc:date>2025-02-06T11:48:00.589983372</dc:date>
    <dc:creator>Martín René Vilugrón</dc:creator>
    <meta:editing-duration>PT5H58M47S</meta:editing-duration>
    <meta:editing-cycles>12</meta:editing-cycles>
    <meta:generator>LibreOffice/7.6.7.2$Linux_X86_64 LibreOffice_project/60$Build-2</meta:generator>
    <meta:document-statistic meta:table-count="0" meta:image-count="2" meta:object-count="0" meta:page-count="6" meta:paragraph-count="97" meta:word-count="1451" meta:character-count="8659" meta:non-whitespace-character-count="7260"/>
  </office:meta>
</office:document-meta>
</file>